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.94cm" fo:min-width="17.44cm" draw:shadow="hidden" loext:decorative="false"/>
    </style:style>
    <style:style style:name="P1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path draw:style-name="gr1" draw:text-style-name="P1" draw:layer="layout" svg:width="18.5cm" svg:height="5.75cm" svg:x="1.25cm" svg:y="11.975cm" svg:viewBox="0 0 18501 5751" svg:d="M2133 563c-71 41-129 99-170 170s-63 152-63 234v1867c0 82 22 163 63 234s99 129 170 170 152 63 234 63h13667c82 0 163-22 234-63s129-99 170-170 63-152 63-234l-1-1868 1 1c0-82-22-163-63-234s-99-129-170-170-152-63-234-63h-13667c-82 0-163 22-234 63zM608 3979c-33 19-60 46-79 79s-29 71-29 109v867c0 38 10 76 29 109s46 60 79 79 71 29 109 29h8267c38 0 76-10 109-29s60-46 79-79 29-71 29-109v-867c0-38-10-76-29-109s-46-60-79-79-71-29-109-29h-8267c-38 0-76 10-109 29zM11008 3979c-33 19-60 46-79 79s-29 71-29 109v867c0 38 10 76 29 109s46 60 79 79 71 29 109 29h6667c38 0 76-10 109-29s60-46 79-79 29-71 29-109v-867c0-38-10-76-29-109s-46-60-79-79-71-29-109-29h-6667c-38 0-76 10-109 29zM479 128c146-84 311-128 480-128h16583c169 0 334 44 480 128 145 85 266 206 351 351 84 146 128 311 128 480l-1-1 1 3835c0 168-44 333-128 479-85 145-206 266-351 351-146 84-311 128-480 128h-16583c-169 0-334-44-480-128-145-85-266-206-351-351-84-146-128-311-128-479v-1-3833c0-169 44-334 128-480 85-145 206-266 351-351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7:41:38.998365732</meta:creation-date>
    <dc:date>2025-09-06T17:55:33.341922390</dc:date>
    <meta:editing-duration>PT13M55S</meta:editing-duration>
    <meta:editing-cycles>4</meta:editing-cycles>
    <meta:generator>LibreOffice/24.2.7.2$Linux_X86_64 LibreOffice_project/420$Build-2</meta:generator>
    <meta:document-statistic meta:object-count="1"/>
  </office:meta>
</office:document-meta>
</file>